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color="#000000" draw:fill="none" draw:fill-color="#ffffff" fo:min-height="2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4cm" svg:x2="41cm" svg:y2="14cm">
          <text:p/>
        </draw:line>
        <draw:frame draw:style-name="gr2" draw:text-style-name="P2" draw:layer="layout" svg:width="11.2cm" svg:height="2.5cm" draw:transform="rotate (1.5707963267949) translate (0.8cm 12cm)">
          <draw:text-box>
            <text:p><text:span text:style-name="T1">Chomp Moves </text:span></text:p>
          </draw:text-box>
        </draw:frame>
        <draw:frame draw:style-name="gr2" draw:text-style-name="P2" draw:layer="layout" svg:width="11.2cm" svg:height="2.5cm" draw:transform="rotate (1.5707963267949) translate (0.8cm 26.5cm)">
          <draw:text-box>
            <text:p><text:span text:style-name="T1">Human Move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4:50:47.622208709</meta:creation-date>
    <meta:print-date>2018-04-09T14:52:50.093444307</meta:print-date>
    <dc:date>2018-04-09T14:57:38.000643283</dc:date>
    <meta:editing-duration>PT6M50S</meta:editing-duration>
    <meta:editing-cycles>1</meta:editing-cycles>
    <meta:document-statistic meta:object-count="3"/>
    <meta:generator>LibreOffice/5.1.6.2$Linux_X86_64 LibreOffice_project/10m0$Build-2</meta:generator>
  </office:meta>
</office:document-meta>
</file>